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 style:font-pitch="variable"/>
    <style:font-face style:name="TeX Gyre Bonum" svg:font-family="'TeX Gyre Bonum'" style:font-pitch="variable"/>
    <style:font-face style:name="TeX Gyre Bonum1" svg:font-family="'TeX Gyre Bonum'" style:font-adornments="Regular" style:font-pitch="variable"/>
    <style:font-face style:name="TeX Gyre Bonum Math" svg:font-family="'TeX Gyre Bonum Math'" style:font-pitch="variable"/>
    <style:font-face style:name="TeX Gyre Bonum Math1" svg:font-family="'TeX Gyre Bonum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svg:stroke-linecap="round" draw:fill-color="#ffffff" draw:textarea-horizontal-align="justify" draw:textarea-vertical-align="middle" draw:auto-grow-height="false" fo:min-height="2.972cm" fo:min-width="2.61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4.58cm" fo:padding-top="0.165cm" fo:padding-bottom="0.165cm" fo:padding-left="0.29cm" fo:padding-right="0.29cm"/>
    </style:style>
    <style:style style:name="gr3" style:family="graphic" style:parent-style-name="text">
      <style:graphic-properties draw:auto-grow-height="true" draw:auto-grow-width="true" fo:min-height="0cm" fo:min-width="0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64cm" fo:min-width="3.46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2.80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02cm" fo:min-width="2.08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528cm" fo:min-width="3.49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1.714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3.4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1.968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543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X Gyre Bonum Math"/>
    </style:style>
    <style:style style:name="P3" style:family="paragraph">
      <style:paragraph-properties style:line-spacing="0cm" fo:text-align="start"/>
      <style:text-properties fo:font-size="24pt" style:font-size-asian="24pt" style:font-size-complex="24pt"/>
    </style:style>
    <style:style style:name="P4" style:family="paragraph">
      <style:paragraph-properties style:line-spacing="0cm" fo:text-align="start"/>
      <style:text-properties style:font-name="TeX Gyre Bonum Math" fo:font-size="24pt" style:font-size-asian="24pt" style:font-size-complex="24pt"/>
    </style:style>
    <style:style style:name="P5" style:family="paragraph">
      <style:paragraph-properties style:line-spacing="0cm" fo:text-align="center"/>
      <style:text-properties style:font-name="TeX Gyre Bonum"/>
    </style:style>
    <style:style style:name="T1" style:family="text">
      <style:text-properties style:font-name="TeX Gyre Bonum Math"/>
    </style:style>
    <style:style style:name="T2" style:family="text">
      <style:text-properties style:font-name="TeX Gyre Bonum Math" fo:font-size="24pt" style:font-size-asian="24pt" style:font-size-complex="24pt"/>
    </style:style>
    <style:style style:name="T3" style:family="text">
      <style:text-properties style:font-name="TeX Gyre Bo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194cm" svg:height="3.302cm" svg:x="0.108cm" svg:y="1.964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286cm" svg:x="5.026cm" svg:y="0.186cm"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171cm" svg:height="1.963cm" svg:x="5.08cm" svg:y="0.323cm">
          <draw:text-box>
            <text:p text:style-name="P5"><text:span text:style-name="T3">Agilent Control</text:span></text:p>
            <text:p text:style-name="P5"><text:span text:style-name="T3">Box</text:span></text:p>
          </draw:text-box>
        </draw:frame>
        <draw:custom-shape draw:style-name="gr4" draw:text-style-name="P4" xml:id="id1" draw:id="id1" draw:layer="layout" svg:width="4.048cm" svg:height="2.794cm" svg:x="5.35cm" svg:y="4.2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931cm" svg:height="1.107cm" svg:x="5.467cm" svg:y="4.989cm">
          <draw:text-box>
            <text:p>CRIO 9082</text:p>
          </draw:text-box>
        </draw:frame>
        <draw:g>
          <draw:custom-shape draw:style-name="gr6" draw:text-style-name="P4" draw:layer="layout" svg:width="3.302cm" svg:height="2.032cm" svg:x="11.908cm" svg:y="0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4" draw:layer="layout" svg:width="2.662cm" svg:height="2.032cm" svg:x="20.306cm" svg:y="0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3.992cm" svg:height="1.778cm" svg:x="11.324cm" svg:y="4.758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351cm" svg:height="1.964cm" svg:x="11.684cm" svg:y="4.658cm">
          <draw:text-box>
            <text:p text:style-name="P1">nPoint</text:p>
            <text:p text:style-name="P1">C300</text:p>
          </draw:text-box>
        </draw:frame>
        <draw:custom-shape draw:style-name="gr10" draw:text-style-name="P4" draw:layer="layout" svg:width="3.992cm" svg:height="2.032cm" svg:x="17.166cm" svg:y="4.504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351cm" svg:height="1.964cm" svg:x="17.42cm" svg:y="4.504cm">
          <draw:text-box>
            <text:p text:style-name="P1">nPoint</text:p>
            <text:p text:style-name="P1">C300</text:p>
          </draw:text-box>
        </draw:frame>
        <draw:frame draw:style-name="gr9" draw:text-style-name="P1" draw:layer="layout" svg:width="3.351cm" svg:height="1.964cm" svg:x="19.92cm" svg:y="0.44cm">
          <draw:text-box>
            <text:p text:style-name="P1">Agilent</text:p>
            <text:p text:style-name="P1">5400</text:p>
          </draw:text-box>
        </draw:frame>
        <draw:custom-shape draw:style-name="gr11" draw:text-style-name="P4" draw:layer="layout" svg:width="2.468cm" svg:height="2.032cm" svg:x="16.75cm" svg:y="0.50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191cm" svg:height="1.963cm" svg:x="16.883cm" svg:y="0.509cm">
          <draw:text-box>
            <text:p text:style-name="P1">Laser</text:p>
            <text:p text:style-name="P1">Box</text:p>
          </draw:text-box>
        </draw:frame>
        <draw:line draw:style-name="gr12" draw:text-style-name="P1" draw:layer="layout" svg:x1="10.13cm" svg:y1="1.456cm" svg:x2="11.908cm" svg:y2="1.456cm">
          <text:p/>
        </draw:line>
        <draw:line draw:style-name="gr13" draw:text-style-name="P1" draw:layer="layout" svg:x1="3.318cm" svg:y1="2.98cm" svg:x2="4.134cm" svg:y2="2.98cm">
          <text:p/>
        </draw:line>
        <draw:line draw:style-name="gr14" draw:text-style-name="P1" draw:layer="layout" svg:x1="4.134cm" svg:y1="2.98cm" svg:x2="4.134cm" svg:y2="1.202cm">
          <text:p/>
        </draw:line>
        <draw:line draw:style-name="gr15" draw:text-style-name="P1" draw:layer="layout" svg:x1="4.147cm" svg:y1="1.245cm" svg:x2="5.163cm" svg:y2="1.245cm">
          <text:p/>
        </draw:line>
        <draw:line draw:style-name="gr13" draw:text-style-name="P1" draw:layer="layout" svg:x1="3.318cm" svg:y1="4.504cm" svg:x2="4.334cm" svg:y2="4.504cm">
          <text:p/>
        </draw:line>
        <draw:line draw:style-name="gr14" draw:text-style-name="P1" draw:layer="layout" svg:x1="4.334cm" svg:y1="4.504cm" svg:x2="4.334cm" svg:y2="5.774cm">
          <text:p/>
        </draw:line>
        <draw:line draw:style-name="gr15" draw:text-style-name="P1" draw:layer="layout" svg:x1="4.334cm" svg:y1="5.774cm" svg:x2="5.35cm" svg:y2="5.774cm">
          <text:p/>
        </draw:line>
        <draw:connector draw:style-name="gr16" draw:text-style-name="P1" draw:layer="layout" svg:x1="9.398cm" svg:y1="5.647cm" svg:x2="11.324cm" svg:y2="5.647cm" draw:start-shape="id1" draw:start-glue-point="1" draw:end-shape="id2" draw:end-glue-point="3" svg:d="M9398 5647h1926" svg:viewBox="0 0 1927 1">
          <text:p/>
        </draw:connector>
        <draw:line draw:style-name="gr15" draw:text-style-name="P1" draw:layer="layout" svg:x1="6.712cm" svg:y1="4.25cm" svg:x2="6.712cm" svg:y2="2.472cm">
          <text:p/>
        </draw:line>
        <draw:line draw:style-name="gr13" draw:text-style-name="P1" draw:layer="layout" svg:x1="8.668cm" svg:y1="4.25cm" svg:x2="8.668cm" svg:y2="3.488cm">
          <text:p/>
        </draw:line>
        <draw:line draw:style-name="gr14" draw:text-style-name="P1" draw:layer="layout" svg:x1="8.668cm" svg:y1="3.488cm" svg:x2="13.178cm" svg:y2="3.488cm">
          <text:p/>
        </draw:line>
        <draw:line draw:style-name="gr17" draw:text-style-name="P1" draw:layer="layout" svg:x1="13.178cm" svg:y1="3.488cm" svg:x2="13.178cm" svg:y2="2.487cm">
          <text:p/>
        </draw:line>
        <draw:line draw:style-name="gr12" draw:text-style-name="P1" draw:layer="layout" svg:x1="15.21cm" svg:y1="1.456cm" svg:x2="16.764cm" svg:y2="1.456cm">
          <text:p/>
        </draw:line>
        <draw:line draw:style-name="gr12" draw:text-style-name="P1" draw:layer="layout" svg:x1="15.316cm" svg:y1="5.574cm" svg:x2="17.166cm" svg:y2="5.574cm">
          <text:p/>
        </draw:line>
        <draw:line draw:style-name="gr15" draw:text-style-name="P1" draw:layer="layout" svg:x1="19.218cm" svg:y1="1.456cm" svg:x2="20.306cm" svg:y2="1.456cm">
          <text:p/>
        </draw:line>
        <draw:frame draw:style-name="gr18" draw:text-style-name="P1" draw:layer="layout" svg:width="3.556cm" svg:height="1.963cm" svg:x="11.684cm" svg:y="0.455cm">
          <draw:text-box>
            <text:p text:style-name="P1">Breakout box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 Math" svg:font-family="'STIX Math'" style:font-pitch="variable"/>
    <style:font-face style:name="TeX Gyre Bonum" svg:font-family="'TeX Gyre Bonum'" style:font-pitch="variable"/>
    <style:font-face style:name="TeX Gyre Bonum1" svg:font-family="'TeX Gyre Bonum'" style:font-adornments="Regular" style:font-pitch="variable"/>
    <style:font-face style:name="TeX Gyre Bonum Math" svg:font-family="'TeX Gyre Bonum Math'" style:font-pitch="variable"/>
    <style:font-face style:name="TeX Gyre Bonum Math1" svg:font-family="'TeX Gyre Bonum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Bonum1" fo:font-family="'TeX Gyre Bonum'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50:53.239117550</meta:creation-date>
    <dc:date>2017-08-21T20:38:54.471753926</dc:date>
    <meta:editing-duration>PT10M54S</meta:editing-duration>
    <meta:editing-cycles>4</meta:editing-cycles>
    <meta:generator>LibreOffice/4.3.3.2$Linux_X86_64 LibreOffice_project/430m0$Build-2</meta:generator>
    <meta:document-statistic meta:object-count="54"/>
  </office:meta>
</office:document-meta>
</file>